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Segoe UI1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32mm"/>
    </style:style>
    <style:style style:name="co2" style:family="table-column">
      <style:table-column-properties fo:break-before="auto" style:column-width="129.89mm"/>
    </style:style>
    <style:style style:name="co3" style:family="table-column">
      <style:table-column-properties fo:break-before="auto" style:column-width="84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ro3" style:family="table-row">
      <style:table-row-properties style:row-height="10.32mm" fo:break-before="auto" style:use-optimal-row-height="true"/>
    </style:style>
    <style:style style:name="ro4" style:family="table-row">
      <style:table-row-properties style:row-height="16.93mm" fo:break-before="auto" style:use-optimal-row-height="true"/>
    </style:style>
    <style:style style:name="ro5" style:family="table-row">
      <style:table-row-properties style:row-height="19.58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14.82mm" fo:break-before="auto" style:use-optimal-row-height="true"/>
    </style:style>
    <style:style style:name="ro8" style:family="table-row">
      <style:table-row-properties style:row-height="17.46mm" fo:break-before="auto" style:use-optimal-row-height="true"/>
    </style:style>
    <style:style style:name="ro9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3pt" style:font-size-asian="13pt" style:font-size-complex="13pt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6pt solid #000000"/>
      <style:text-properties fo:color="#ce181e" fo:font-size="13pt" style:font-size-asian="13pt" style:font-size-complex="13pt"/>
    </style:style>
    <style:style style:name="ce7" style:family="table-cell" style:parent-style-name="Default">
      <style:table-cell-properties fo:border="0.06pt solid #000000"/>
      <style:text-properties fo:color="#ed1c24" fo:font-size="13pt" style:font-size-asian="13pt" style:font-size-complex="13pt"/>
    </style:style>
    <style:style style:name="ce8" style:family="table-cell" style:parent-style-name="Default">
      <style:table-cell-properties fo:border="0.06pt solid #000000"/>
      <style:text-properties fo:color="#ef413d" fo:font-size="13pt" style:font-size-asian="13pt" style:font-size-complex="13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10" style:family="table-cell" style:parent-style-name="Default">
      <style:table-cell-properties fo:border="0.06pt solid #000000"/>
      <style:text-properties style:font-name="Arial" fo:font-size="13pt" style:font-size-asian="13pt" style:font-size-complex="13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3pt" style:font-style-asian="normal" style:font-weight-asian="normal" style:font-name-complex="Liberation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3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/>
      <style:text-properties fo:color="#ce181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ed1c24" fo:font-size="13pt" style:font-size-asian="13pt" style:font-size-complex="13pt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/>
    </style:style>
    <style:style style:name="T4" style:family="text">
      <style:text-properties fo:font-size="12pt" style:use-window-font-color="true" fo:font-weight="normal" fo:font-style="italic" style:letter-kerning="true" fo:language="fr" fo:country="FR" style:language-asian="hi" style:country-asian="IN" style:font-name-asian="Arial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fo:color="#000000" style:letter-kerning="true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/>
    </style:style>
    <style:style style:name="T6" style:family="text">
      <style:text-properties fo:color="#00a65d"/>
    </style:style>
    <style:style style:name="T7" style:family="text">
      <style:text-properties fo:font-style="italic" style:font-size-asian="10pt" style:font-size-complex="10pt" style:font-style-asian="italic" style:font-style-complex="italic"/>
    </style:style>
    <style:style style:name="T8" style:family="text">
      <style:text-properties fo:color="#000000" style:font-name="Segoe UI" fo:font-style="italic" style:letter-kerning="true" fo:language="none" fo:country="none" style:language-asian="none" style:country-asian="none" style:language-complex="none" style:country-complex="none" style:font-name-asian="Segoe UI" style:font-name-complex="Segoe UI" style:font-size-asian="10pt" style:font-size-complex="10pt" style:font-style-asian="italic" style:font-style-complex="italic"/>
    </style:style>
    <style:style style:name="T9" style:family="text">
      <style:text-properties fo:color="#000000" style:font-name="Segoe UI" style:letter-kerning="true" fo:language="none" fo:country="none" style:language-asian="none" style:country-asian="none" style:language-complex="none" style:country-complex="none" style:font-name-asian="Segoe UI" style:font-name-complex="Segoe UI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to know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ate()</text:p>
          </table:table-cell>
          <table:table-cell table:style-name="ce2" office:value-type="string" calcext:value-type="string">
            <text:p>formate une date et une heure locale sous forme de </text:p>
            <text:p>Chaîne</text:p>
          </table:table-cell>
          <table:table-cell table:style-name="ce2" office:value-type="string" calcext:value-type="string">
            <text:p>format donné par le paramètre forma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cho</text:p>
          </table:table-cell>
          <table:table-cell table:style-name="ce2" office:value-type="string" calcext:value-type="string">
            <text:p>affiche une chaîne de caractères</text:p>
          </table:table-cell>
          <table:table-cell table:style-name="ce2" office:value-type="string" calcext:value-type="string">
            <text:p>est une structure du langage : </text:p>
            <text:p>Pas besoin des parenthès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tdate()</text:p>
          </table:table-cell>
          <table:table-cell table:style-name="ce2" office:value-type="string" calcext:value-type="string">
            <text:p>retourne la date et l'heure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string" calcext:value-type="string">
            <text:p>time()</text:p>
          </table:table-cell>
          <table:table-cell table:style-name="ce2" office:value-type="string" calcext:value-type="string">
            <text:p>retourne le timestamp UNIX actuel</text:p>
          </table:table-cell>
          <table:table-cell table:style-name="ce2" office:value-type="string" calcext:value-type="string">
            <text:p>début de l'époque UNIX : </text:p>
            <text:p>1<text:span text:style-name="T1">e</text:span> janvier 1970 00:00:00 GM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rim($variable)</text:p>
          </table:table-cell>
          <table:table-cell table:style-name="ce2" office:value-type="string" calcext:value-type="string">
            <text:p>enlève les espaces vides avant </text:p>
            <text:p>Et après une chaîne de caractères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ltrim($variable)</text:p>
          </table:table-cell>
          <table:table-cell table:style-name="ce2" office:value-type="string" calcext:value-type="string">
            <text:p>enlève les espaces vides AVANT (l=left)</text:p>
            <text:p>Une chaîne de caractères</text:p>
          </table:table-cell>
          <table:table-cell table:style-name="ce2" office:value-type="string" calcext:value-type="string">
            <text:p>attention aux langues </text:p>
            <text:p>Écrites de droite à gauch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trim($variable)</text:p>
          </table:table-cell>
          <table:table-cell table:style-name="ce2" office:value-type="string" calcext:value-type="string">
            <text:p>enlève les espaces vides APRES (r=right)</text:p>
            <text:p>Une chaîne de caractères</text:p>
          </table:table-cell>
          <table:table-cell table:style-name="ce2" office:value-type="string" calcext:value-type="string">
            <text:p>attention aux langues </text:p>
            <text:p>Écrites de droite à gauch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len($variable)</text:p>
          </table:table-cell>
          <table:table-cell table:style-name="ce2" office:value-type="string" calcext:value-type="string">
            <text:p>retourne la longueur de la chaîne concernée</text:p>
          </table:table-cell>
          <table:table-cell table:style-name="ce2" office:value-type="string" calcext:value-type="string">
            <text:p>Retourne 0 si la chaîne est vid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trtoupper($variable)</text:p>
          </table:table-cell>
          <table:table-cell table:style-name="ce2" office:value-type="string" calcext:value-type="string">
            <text:p>retourne la chaîne en majuscules</text:p>
          </table:table-cell>
          <table:table-cell table:style-name="ce2" office:value-type="string" calcext:value-type="string">
            <text:p>concerne uniquement les caractères </text:p>
            <text:p>Alphabétiqu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ucfirst($variable)</text:p>
          </table:table-cell>
          <table:table-cell table:style-name="ce2" office:value-type="string" calcext:value-type="string">
            <text:p>retourne une chaîne où le 1<text:span text:style-name="T1">e</text:span> caractère est en </text:p>
            <text:p>Majuscule = Upper Case FIRST.</text:p>
          </table:table-cell>
          <table:table-cell table:style-name="ce2" office:value-type="string" calcext:value-type="string">
            <text:p>concerne uniquement les 1ers </text:p>
            <text:p>caractères alphabétiqu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ubstr($chaîne, positionDu1ErCaractère, </text:p>
            <text:p>NbDeCaractèresASoustraire)</text:p>
          </table:table-cell>
          <table:table-cell table:style-name="ce2" office:value-type="string" calcext:value-type="string">
            <text:p>retourne les caractères de la chaîne passée </text:p>
            <text:p>En paramètre : <text:span text:style-name="T2">ex. Echo $substr('abcdef', 1, 3)//bcd</text:span></text:p>
          </table:table-cell>
          <table:table-cell table:style-name="ce2" office:value-type="string" calcext:value-type="string">
            <text:p>concerne les chaînes qui mesurent au </text:p>
            <text:p>Moins un caractère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strpos($chaîne, </text:p>
            <text:p>ÉlémentRecherché)</text:p>
          </table:table-cell>
          <table:table-cell table:style-name="ce2" office:value-type="string" calcext:value-type="string">
            <text:p>trouve la position de la première occurence </text:p>
            <text:p>Recherchée dans une chaîne</text:p>
          </table:table-cell>
          <table:table-cell table:style-name="ce13" office:value-type="string" calcext:value-type="string">
            <text:p><text:span text:style-name="T7">Ex : $mystring = 'abc';</text:span></text:p>
            <text:p><text:span text:style-name="T8">$findme   = 'a';</text:span></text:p>
            <text:p><text:span text:style-name="T8">$pos = strpos($mystring, $findme)</text:span><text:span text:style-name="T9"> </text:span>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xplode($variable)</text:p>
          </table:table-cell>
          <table:table-cell table:style-name="ce6" office:value-type="string" calcext:value-type="string">
            <text:p>retourne un tableau de chaînes de </text:p>
            <text:p>La chaîne concernée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5"/>
          <table:table-cell table:number-columns-repeated="1021"/>
        </table:table-row>
        <table:table-row table:style-name="ro5">
          <table:table-cell table:style-name="ce2" office:value-type="string" calcext:value-type="string">
            <text:p>htmlspecialchars($variable)</text:p>
          </table:table-cell>
          <table:table-cell table:style-name="ce10" office:value-type="string" calcext:value-type="string">
            <text:p><text:span text:style-name="T3">convertit les caractères spéciaux comme “&lt; “ </text:span></text:p>
            <text:p><text:span text:style-name="T3">(devient « </text:span><text:span text:style-name="T4">&amp;lt »)</text:span><text:span text:style-name="T3">, &gt;,” /”, etc.</text:span></text:p>
            <text:p>En caractère HTML "inactifs".</text:p>
          </table:table-cell>
          <table:table-cell table:style-name="ce2" office:value-type="string" calcext:value-type="string">
            <text:p>cf. faille XSS (cross-site scripting) où </text:p>
            <text:p>On injecte du code " actif" depuis une </text:p>
            <text:p>page (dans un formulaire non protégé, </text:p>
            <text:p>Par ex)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urlencode($variable)</text:p>
          </table:table-cell>
          <table:table-cell table:style-name="ce6" office:value-type="string" calcext:value-type="string">
            <text:p>encode une chaîne en URL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6" office:value-type="string" calcext:value-type="string">
            <text:p>isset($variable)</text:p>
          </table:table-cell>
          <table:table-cell table:style-name="ce6" office:value-type="string" calcext:value-type="string">
            <text:p>détermine si une variable est définie et non-nulle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6" office:value-type="string" calcext:value-type="string">
            <text:p>empty($variable)</text:p>
          </table:table-cell>
          <table:table-cell table:style-name="ce6" office:value-type="string" calcext:value-type="string">
            <text:p>détermine si une variable est vide</text:p>
          </table:table-cell>
          <table:table-cell table:style-name="ce2" office:value-type="string" calcext:value-type="string">
            <text:p>ne génère pas d'alerte si la variable est </text:p>
            <text:p>Inexistante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6">
          <table:table-cell table:style-name="ce6" office:value-type="string" calcext:value-type="string">
            <text:p>$ GET</text:p>
          </table:table-cell>
          <table:table-cell table:style-name="ce6" office:value-type="string" calcext:value-type="string">
            <text:p>variable qui stocke des données de formulaire – </text:p>
            <text:p>L'info envoyée avec </text:p>
            <text:p>La méthode GET est accessible partout <text:span text:style-name="T2">(et visible </text:span></text:p>
            <text:p><text:span text:style-name="T2">Dans la barre d'URL)</text:span> – on ne peut envoyer "que"</text:p>
            <text:p> 2000 caractères environ.</text:p>
          </table:table-cell>
          <table:table-cell table:style-name="ce6" office:value-type="string" calcext:value-type="string">
            <text:p>SUPERGLOBALE = accessible depuis </text:p>
            <text:p>N'importe quelle fonction, classe ou </text:p>
            <text:p>Fichier</text:p>
          </table:table-cell>
          <table:table-cell table:number-columns-repeated="1021"/>
        </table:table-row>
        <table:table-row table:style-name="ro6">
          <table:table-cell table:style-name="ce6" office:value-type="string" calcext:value-type="string">
            <text:p>$ POST</text:p>
          </table:table-cell>
          <table:table-cell table:style-name="ce6" office:value-type="string" calcext:value-type="string">
            <text:p>variable contenant les données </text:p>
            <text:p>Passées à un formulaire HTML</text:p>
            <text:p>- l'info envoyée avec la méthode POST n'est pas</text:p>
            <text:p> accessible partout</text:p>
            <text:p/>
          </table:table-cell>
          <table:table-cell table:style-name="ce6" office:value-type="string" calcext:value-type="string">
            <text:p>Variable SUPERGLOBALE - A </text:p>
            <text:p>PREFERER POUR ENVOYER </text:p>
            <text:p>DONNEES SENSIBLES (ex. : MDP, </text:p>
            <text:p>Etc.)</text:p>
          </table:table-cell>
          <table:table-cell table:number-columns-repeated="1021"/>
        </table:table-row>
        <table:table-row table:style-name="ro6">
          <table:table-cell table:style-name="ce6" office:value-type="string" calcext:value-type="string">
            <text:p>$ REQUEST</text:p>
          </table:table-cell>
          <table:table-cell table:style-name="ce6" office:value-type="string" calcext:value-type="string">
            <text:p>variable contenant les données </text:p>
            <text:p>Passées à un champ de saisie (=input field) et </text:p>
            <text:p>Validées via un bouton ENVOYER – contient </text:p>
            <text:p>par défaut le contenu des variables $_GET, </text:p>
            <text:p>$_POST et $_COOKIE.</text:p>
          </table:table-cell>
          <table:table-cell table:style-name="ce6" office:value-type="string" calcext:value-type="string">
            <text:p>Variable SUPERGLOBAL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$ SERVER</text:p>
          </table:table-cell>
          <table:table-cell table:style-name="ce11" office:value-type="string" calcext:value-type="string">
            <text:p>contient des informations des HEADERS, PATHS, et localisation des SCRIPTS.</text:p>
          </table:table-cell>
          <table:table-cell table:style-name="ce6" office:value-type="string" calcext:value-type="string">
            <text:p>Variable SUPERGLOBAL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$ SESSION</text:p>
          </table:table-cell>
          <table:table-cell table:style-name="ce12" office:value-type="string" calcext:value-type="string">
            <text:p>renvoi un tableau associatif des valeurs stockées dans les sessions</text:p>
          </table:table-cell>
          <table:table-cell table:style-name="ce6" office:value-type="string" calcext:value-type="string">
            <text:p>Variable SUPERGLOBALE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$ COOKIE</text:p>
          </table:table-cell>
          <table:table-cell table:style-name="ce7" office:value-type="string" calcext:value-type="string">
            <text:p>tableau associatif de variables passées au script courant </text:p>
            <text:p>Via des cookies HTTP.</text:p>
          </table:table-cell>
          <table:table-cell table:style-name="ce7" office:value-type="string" calcext:value-type="string">
            <text:p>non</text:p>
          </table:table-cell>
          <table:table-cell table:style-name="ce16" table:number-columns-repeated="15"/>
          <table:table-cell table:number-columns-repeated="1006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7">
          <table:table-cell table:style-name="ce2" office:value-type="string" calcext:value-type="string">
            <text:p>INCLUDE nomDeFichier.php</text:p>
          </table:table-cell>
          <table:table-cell table:style-name="ce2" office:value-type="string" calcext:value-type="string">
            <text:p>permet de lier (et évaluer) le fichier spécifié au fichier</text:p>
            <text:p>Où on utilise INCLUDE. En cas d'échec de chargement(?), </text:p>
            <text:p>Génère uniquement une alerte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REQUIRE 'nomDeFichier.php'</text:p>
          </table:table-cell>
          <table:table-cell table:style-name="ce2" office:value-type="string" calcext:value-type="string">
            <text:p>idem INCLUDE – si failure, bloque l'exécution des </text:p>
            <text:p>Scripts et génère un message d'alerte.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6" office:value-type="string" calcext:value-type="string">
            <text:p>include_once</text:p>
          </table:table-cell>
          <table:table-cell table:style-name="ce6" office:value-type="string" calcext:value-type="string">
            <text:p>INCLUDE une seule fois – PHP vérifie si le fichier a déjà été </text:p>
            <text:p>Inclus, si OUI, ne l'inclue pas une 2nde fois.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7" office:value-type="string" calcext:value-type="string">
            <text:p>require_once</text:p>
          </table:table-cell>
          <table:table-cell table:style-name="ce7" office:value-type="string" calcext:value-type="string">
            <text:p>require_once/REQUIRE = include_once/INCLUDE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key_exists=array_key_exists()</text:p>
          </table:table-cell>
          <table:table-cell table:style-name="ce2" office:value-type="string" calcext:value-type="string">
            <text:p>fonction qui vérifie si la clé ou l'index passé en paramètre </text:p>
            <text:p>Existe dans le tableau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in_array()</text:p>
          </table:table-cell>
          <table:table-cell table:style-name="ce10" office:value-type="string" calcext:value-type="string">
            <text:p>vérifie si la valeur passée en paramètre e<text:span text:style-name="T5">xiste dans le tableau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array_search()</text:p>
          </table:table-cell>
          <table:table-cell table:style-name="ce2" office:value-type="string" calcext:value-type="string">
            <text:p>parcourt le tableau pour trouver la valeur passée en </text:p>
            <text:p>Paramètre – <text:span text:style-name="T6">si succès</text:span>, <text:span text:style-name="T6">retourne</text:span> la 1ere occurence<text:span text:style-name="T6">.</text:span>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8" office:value-type="string" calcext:value-type="string">
            <text:p>array_keys()</text:p>
          </table:table-cell>
          <table:table-cell table:style-name="ce8" office:value-type="string" calcext:value-type="string">
            <text:p>retourne toutes les clés ou un sous-ensemble de clés d'un </text:p>
            <text:p>Tableau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array_values()</text:p>
          </table:table-cell>
          <table:table-cell table:style-name="ce2" office:value-type="string" calcext:value-type="string">
            <text:p>retourne toutes les valeurs d'un tableau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is_array()</text:p>
          </table:table-cell>
          <table:table-cell table:style-name="ce2" office:value-type="string" calcext:value-type="string">
            <text:p>retourne TRUE si la variable passée en paramètre est un </text:p>
            <text:p>Tableau, <text:span text:style-name="T6">sinon</text:span>, FALSE.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count()</text:p>
          </table:table-cell>
          <table:table-cell table:style-name="ce2" office:value-type="string" calcext:value-type="string">
            <text:p>dénombre tous les éléments d'un tableau et retourne </text:p>
            <text:p>Valeur numériqu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ksort()</text:p>
          </table:table-cell>
          <table:table-cell table:style-name="ce2" office:value-type="string" calcext:value-type="string">
            <text:p>classe le tableau par clé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asort()</text:p>
          </table:table-cell>
          <table:table-cell table:style-name="ce2" office:value-type="string" calcext:value-type="string">
            <text:p>trie le tableau passé en paramètre en respectant et </text:p>
            <text:p>Conservant l'ordre de l'index</text:p>
          </table:table-cell>
          <table:table-cell table:style-name="ce2"/>
          <table:table-cell table:number-columns-repeated="1021"/>
        </table:table-row>
        <table:table-row table:style-name="ro8">
          <table:table-cell table:style-name="ce2" office:value-type="string" calcext:value-type="string">
            <text:p>Opérateur .=</text:p>
          </table:table-cell>
          <table:table-cell table:style-name="ce2" office:value-type="string" calcext:value-type="string">
            <text:p>opérateur de concaténation</text:p>
          </table:table-cell>
          <table:table-cell table:style-name="ce26" office:value-type="string" calcext:value-type="string">
            <text:p>$txt1 = "Hello";</text:p>
            <text:p>$txt2 = " world!";</text:p>
            <text:p><text:span text:style-name="T5">$txt1 .= $txt2;</text:span></text:p>
            <text:p><text:span text:style-name="T5">echo $txt1; </text:span>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Default"/>
          <table:table-cell table:number-columns-repeated="1021"/>
        </table:table-row>
        <table:table-row table:style-name="ro1" table:number-rows-repeated="2">
          <table:table-cell table:style-name="ce2" table:number-columns-repeated="2"/>
          <table:table-cell table:style-name="ce27"/>
          <table:table-cell table:number-columns-repeated="1021"/>
        </table:table-row>
        <table:table-row table:style-name="ro1" table:number-rows-repeated="4">
          <table:table-cell table:style-name="ce2" table:number-columns-repeated="3"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Sheet1.A1:Sheet1.C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Segoe UI1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 style:data-style-name="N2" text:time-value="09:27:16.7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6M19S</meta:editing-duration>
    <meta:editing-cycles>152</meta:editing-cycles>
    <meta:generator>LibreOffice/5.4.1.2$Windows_X86_64 LibreOffice_project/ea7cb86e6eeb2bf3a5af73a8f7777ac570321527</meta:generator>
    <dc:date>2018-02-06T09:28:38.535000000</dc:date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